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ceSupplierTests.getReturns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ceSupplierTests.getWithExceptionWithoutRegisteredBean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tanceSupplierTests.usingSupplierAdaptsToInstanc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ceSupplierTests.ofInstanceSupplierAdaptsToInstanc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tanceSupplierTests.ofSupplierWhenInstanceSupplierReturnsSam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ceSupplierTests.andThenWhenInstanceSupplierHas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stanceSupplierTests.andThenWhenFunction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tanceSupplierTests.andThenAppliesFunctionToObtain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tanceSupplierTests.getWithoutRegisteredBean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